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c462" officeooo:paragraph-rsid="0019c46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c462" officeooo:paragraph-rsid="0019c462" style:font-weight-asian="bold" style:font-weight-complex="bold"/>
    </style:style>
    <style:style style:name="P4" style:family="paragraph" style:parent-style-name="Standard">
      <style:text-properties fo:font-weight="bold" officeooo:rsid="0019c462" officeooo:paragraph-rsid="002483e6" style:font-weight-asian="bold" style:font-weight-complex="bold"/>
    </style:style>
    <style:style style:name="P5" style:family="paragraph" style:parent-style-name="Standard">
      <style:text-properties fo:font-weight="normal" officeooo:rsid="0020a3b8" officeooo:paragraph-rsid="0020a3b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9c462" officeooo:paragraph-rsid="0019c46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19c462" officeooo:paragraph-rsid="001af165" style:font-style-asian="italic" style:font-weight-asian="bold" style:font-style-complex="italic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f165" style:font-weight-asian="normal" style:font-weight-complex="normal"/>
    </style:style>
    <style:style style:name="T3" style:family="text">
      <style:text-properties fo:font-weight="normal" officeooo:rsid="001bd97a" style:font-weight-asian="normal" style:font-weight-complex="normal"/>
    </style:style>
    <style:style style:name="T4" style:family="text">
      <style:text-properties fo:font-weight="normal" officeooo:rsid="001d0efb" style:font-weight-asian="normal" style:font-weight-complex="normal"/>
    </style:style>
    <style:style style:name="T5" style:family="text">
      <style:text-properties fo:font-weight="normal" officeooo:rsid="001ead3d" style:font-weight-asian="normal" style:font-weight-complex="normal"/>
    </style:style>
    <style:style style:name="T6" style:family="text">
      <style:text-properties fo:font-weight="normal" officeooo:rsid="001ec3c4" style:font-weight-asian="normal" style:font-weight-complex="normal"/>
    </style:style>
    <style:style style:name="T7" style:family="text">
      <style:text-properties fo:font-weight="normal" officeooo:rsid="0020a3b8" style:font-weight-asian="normal" style:font-weight-complex="normal"/>
    </style:style>
    <style:style style:name="T8" style:family="text">
      <style:text-properties fo:font-weight="normal" officeooo:rsid="0020cfdf" style:font-weight-asian="normal" style:font-weight-complex="normal"/>
    </style:style>
    <style:style style:name="T9" style:family="text">
      <style:text-properties fo:font-weight="normal" officeooo:rsid="00212f55" style:font-weight-asian="normal" style:font-weight-complex="normal"/>
    </style:style>
    <style:style style:name="T10" style:family="text">
      <style:text-properties fo:font-weight="normal" officeooo:rsid="0022d3e0" style:font-weight-asian="normal" style:font-weight-complex="normal"/>
    </style:style>
    <style:style style:name="T11" style:family="text">
      <style:text-properties fo:font-weight="normal" officeooo:rsid="002483e6" style:font-weight-asian="normal" style:font-weight-complex="normal"/>
    </style:style>
    <style:style style:name="T12" style:family="text">
      <style:text-properties fo:font-weight="normal" officeooo:rsid="0025b75d" style:font-weight-asian="normal" style:font-weight-complex="normal"/>
    </style:style>
    <style:style style:name="T13" style:family="text">
      <style:text-properties fo:font-weight="normal" officeooo:rsid="002774d1" style:font-weight-asian="normal" style:font-weight-complex="normal"/>
    </style:style>
    <style:style style:name="T14" style:family="text">
      <style:text-properties fo:font-weight="normal" officeooo:rsid="0028a787" style:font-weight-asian="normal" style:font-weight-complex="normal"/>
    </style:style>
    <style:style style:name="T15" style:family="text">
      <style:text-properties fo:font-weight="normal" officeooo:rsid="00297595" style:font-weight-asian="normal" style:font-weight-complex="normal"/>
    </style:style>
    <style:style style:name="T16" style:family="text">
      <style:text-properties fo:font-style="normal" fo:font-weight="normal" officeooo:rsid="001bd97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c3c4" style:font-style-asian="normal" style:font-weight-asian="normal" style:font-style-complex="normal" style:font-weight-complex="normal"/>
    </style:style>
    <style:style style:name="T18" style:family="text">
      <style:text-properties officeooo:rsid="001d0efb"/>
    </style:style>
    <style:style style:name="T19" style:family="text">
      <style:text-properties officeooo:rsid="001ec3c4"/>
    </style:style>
    <style:style style:name="T20" style:family="text">
      <style:text-properties officeooo:rsid="002483e6"/>
    </style:style>
    <style:style style:name="T21" style:family="text">
      <style:text-properties officeooo:rsid="0025b7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haracter Profile Worksheet</text:h>
      <text:p text:style-name="P1"/>
      <text:h text:style-name="Heading_20_3" text:outline-level="3">Basic Statistics </text:h>
      <text:p text:style-name="P3">Name: <text:span text:style-name="T2">Marin Viktor</text:span></text:p>
      <text:p text:style-name="P3">Age: <text:span text:style-name="T2">25</text:span></text:p>
      <text:p text:style-name="P3">Nationality: <text:span text:style-name="T2">Deutsch</text:span></text:p>
      <text:p text:style-name="P3">Socioeconomic Level as a child: <text:span text:style-name="T2">Gut (Viel unter Leuten/Kindern)</text:span></text:p>
      <text:p text:style-name="P3">Socioeconomic Level as an adult: <text:span text:style-name="T2">Gut (Viele Freunde)</text:span></text:p>
      <text:p text:style-name="P3">Hometown: <text:span text:style-name="T2">Blankenheim</text:span></text:p>
      <text:p text:style-name="P3">Current Residence:<text:span text:style-name="T1"> </text:span><text:span text:style-name="T2">Blankenheim</text:span></text:p>
      <text:p text:style-name="P3">Occupation: <text:span text:style-name="T2">Student (Englische Literatur)</text:span></text:p>
      <text:p text:style-name="P3">Income:<text:span text:style-name="T1"> ---</text:span></text:p>
      <text:p text:style-name="P3">Talents/Skills: <text:span text:style-name="T2">Nicht auf den Kopf gefallen, Sprachlich begabt, 10 Minuten Luft anhalten</text:span></text:p>
      <text:p text:style-name="P3">Salary: <text:span text:style-name="T1">---</text:span></text:p>
      <text:p text:style-name="P3">Birth order: <text:span text:style-name="T2">Keine Geschwister</text:span></text:p>
      <text:p text:style-name="P7"><text:span text:style-name="T2">(describe relationship)</text:span></text:p>
      <text:p text:style-name="P3">Siblings: <text:span text:style-name="T1">---</text:span></text:p>
      <text:p text:style-name="P3">Spouse: <text:span text:style-name="T1">---</text:span></text:p>
      <text:p text:style-name="P3">Children: <text:span text:style-name="T1">---</text:span></text:p>
      <text:p text:style-name="P3">Grandparents: <text:span text:style-name="T2">Vor seiner Geburt gestorben</text:span></text:p>
      <text:p text:style-name="P3">Grandchildren: <text:span text:style-name="T1">---</text:span></text:p>
      <text:p text:style-name="P3">Significant Others: <text:span text:style-name="T2">Keine Freundin (Nicht die richtige gefunden)</text:span></text:p>
      <text:p text:style-name="P3">Relationship skills: <text:span text:style-name="T2">Freundlich, Gesprächig, Zuvorkommend</text:span></text:p>
      <text:p text:style-name="P1"/>
      <text:h text:style-name="Heading_20_3" text:outline-level="3">Physical Characteristics:</text:h>
      <text:p text:style-name="P3">Height: <text:span text:style-name="T2">1.75m (Kleiner als normal)</text:span></text:p>
      <text:p text:style-name="P3">Weight: <text:span text:style-name="T2">65g (Eher leicht)</text:span></text:p>
      <text:p text:style-name="P3">Race: <text:span text:style-name="T2">Weiß</text:span></text:p>
      <text:p text:style-name="P3">Eye Color:<text:span text:style-name="T1"> </text:span><text:span text:style-name="T2">Grün</text:span></text:p>
      <text:p text:style-name="P3">Hair Color: <text:span text:style-name="T2">Rothaaring</text:span></text:p>
      <text:p text:style-name="P3">Glasses or contact lenses? <text:span text:style-name="T1">---</text:span></text:p>
      <text:p text:style-name="P3">Skin color: <text:span text:style-name="T2">Normal</text:span></text:p>
      <text:p text:style-name="P3">Shape of Face: <text:span text:style-name="T2">Schmal (Eher länglich), Freundlich/Einladend</text:span></text:p>
      <text:p text:style-name="P3">Distinguishing features: <text:span text:style-name="T2">Muttermal am Hintern, </text:span><text:span text:style-name="T16">(Halbe Augenbraue wegen “durchzechter Nacht”)</text:span></text:p>
      <text:p text:style-name="P3">How does he/she dress? <text:span text:style-name="T3">Adrett aber eher bequem als auffallend</text:span></text:p>
      <text:p text:style-name="P3">Mannerisms: <text:span text:style-name="T3">Zuvorkommend, Aufmerksam, Gesprächig</text:span></text:p>
      <text:p text:style-name="P3">Habits: (smoking, drinking etc.) <text:span text:style-name="T1">---</text:span></text:p>
      <text:p text:style-name="P3">Health: <text:span text:style-name="T3">Gesund aber nicht atletisch </text:span></text:p>
      <text:p text:style-name="P3">Hobbies: <text:span text:style-name="T4">Freunde, Lesen, alte Münzen sammeln</text:span></text:p>
      <text:p text:style-name="P3">Favorite Sayings: <text:span text:style-name="T1">“</text:span><text:span text:style-name="T4">I'm a redhead and I'm proud!”</text:span></text:p>
      <text:p text:style-name="P3">Speech patterns: <text:span text:style-name="T1">---</text:span></text:p>
      <text:p text:style-name="P3">Disabilities: <text:span text:style-name="T1">---</text:span></text:p>
      <text:p text:style-name="P3">Style (Elegant, shabby etc.): <text:span text:style-name="T4">Elegant aber dezent</text:span></text:p>
      <text:p text:style-name="P3">Greatest flaw:<text:span text:style-name="T1"> </text:span><text:span text:style-name="T4">Manchmal vorschnell / Emotional </text:span><text:span text:style-name="T7">(Wenn genervt)</text:span></text:p>
      <text:p text:style-name="P3">Best quality: <text:span text:style-name="T4">Mitfühlend, Kann sich schnell entscheiden</text:span></text:p>
      <text:p text:style-name="P1"/>
      <text:h text:style-name="Heading_20_3" text:outline-level="3"><text:soft-page-break/>Intellectual/Mental/Personality Attributes and Attitudes </text:h>
      <text:p text:style-name="P3">Educational Background: <text:span text:style-name="T5">Grundschule, Gymnasium, Studium (Andaurnd)</text:span></text:p>
      <text:p text:style-name="P3">Intelligence Level: <text:span text:style-name="T5">Clever, Sprachlich begabt, schlecht in Naturwissenschaften </text:span></text:p>
      <text:p text:style-name="P3">Any Mental Illnesses? <text:span text:style-name="T1">---</text:span></text:p>
      <text:p text:style-name="P3">Learning Experiences: <text:span text:style-name="T6">Vater ist Journalist</text:span></text:p>
      <text:p text:style-name="P3">Character's short-term goals in life: <text:span text:style-name="T6">Vater beidrucken</text:span></text:p>
      <text:p text:style-name="P3">Character's long-term goals in life: <text:span text:style-name="T6">Bekannter Journalist werden</text:span></text:p>
      <text:p text:style-name="P3">How does Character see himself/herself? <text:span text:style-name="T6">Selbstgewusst, aber will sich beweisen</text:span></text:p>
      <text:p text:style-name="P3">How does Character believe he/she is perceived by others? <text:span text:style-name="T6">Offen, Selbstbewusst</text:span></text:p>
      <text:p text:style-name="P3">How self-confident is the character?<text:span text:style-name="T1"> </text:span><text:span text:style-name="T6">Gesundes </text:span><text:span text:style-name="T19">s</text:span><text:span text:style-name="T6">elbstbewusstsein </text:span><text:span text:style-name="T17">(Nicht Arrogant)</text:span></text:p>
      <text:p text:style-name="P3">Does the character seem ruled by emotion or logic or some combination thereof?</text:p>
      <text:p text:style-name="P5">Eine Kombination aus beiden. Eher logisch, manchmal aber Emotional <text:span text:style-name="T18"><text:s/></text:span>(Wenn genervt)</text:p>
      <text:p text:style-name="P3">What would most embarass this character? <text:span text:style-name="T8">Nackt in der Öffentlichkeit</text:span></text:p>
      <text:p text:style-name="P1"/>
      <text:p text:style-name="P1"/>
      <text:h text:style-name="Heading_20_3" text:outline-level="3">Emotional Characteristics</text:h>
      <text:p text:style-name="P3">Strengths/Weaknesses: <text:span text:style-name="T8">Selbstsicher / Einsamkeit</text:span></text:p>
      <text:p text:style-name="P3">Introvert or Extrovert?<text:span text:style-name="T1"> </text:span><text:span text:style-name="T8">Extrovert</text:span></text:p>
      <text:p text:style-name="P3">How does the character deal with anger? <text:span text:style-name="T9">Zeigt wenn er “sauer” ist. Lässt es nicht an anderen aus</text:span></text:p>
      <text:p text:style-name="P3">With sadness? <text:span text:style-name="T10">Lässt sich nicht unterkriegen</text:span></text:p>
      <text:p text:style-name="P3">With conflict? <text:span text:style-name="T10">Anpackend / Konfrontierend</text:span></text:p>
      <text:p text:style-name="P3">With change? <text:span text:style-name="T10">Offen für Veränderungen</text:span></text:p>
      <text:p text:style-name="P3">With loss? <text:span text:style-name="T11">Siehe “sadness” / “change”</text:span></text:p>
      <text:p text:style-name="P4">What does the character want out of life? <text:span text:style-name="T6">Bekannter Journalist werden</text:span></text:p>
      <text:p text:style-name="P3">What would the character like to change in his/her life? <text:span text:style-name="T11">Studium beenden, Reisen, Freundin</text:span></text:p>
      <text:p text:style-name="P3">What motivates this character?<text:span text:style-name="T1"> </text:span><text:span text:style-name="T11">Dinge zu entdecken, Menschen kennen zu lernen</text:span></text:p>
      <text:p text:style-name="P3">What frightens this character? <text:span text:style-name="T11">Einsamkeit, Nicht ernst genommen zu werden</text:span></text:p>
      <text:p text:style-name="P3">What makes this character happy? <text:span text:style-name="T12">Unter Freunden zu sein</text:span></text:p>
      <text:p text:style-name="P3">Is the character judgmental of others? <text:span text:style-name="T13">Nein</text:span></text:p>
      <text:p text:style-name="P3">Is the character generous or stingy? <text:span text:style-name="T13">Zuvorkommend</text:span></text:p>
      <text:p text:style-name="P3">Is the character generally polite or rude? <text:span text:style-name="T13">Nett, Höflich</text:span></text:p>
      <text:p text:style-name="P1"/>
      <text:h text:style-name="Heading_20_3" text:outline-level="3">Spiritual Characteristics</text:h>
      <text:p text:style-name="P3">Does the character believe in God? <text:span text:style-name="T14">Nein</text:span></text:p>
      <text:p text:style-name="P3">What are the character's spiritual beliefs? <text:span text:style-name="T14">Atheist</text:span></text:p>
      <text:p text:style-name="P3">Is religion or spirituality a part of this character's life? <text:span text:style-name="T15">Nein</text:span></text:p>
      <text:p text:style-name="P3">If so, what role does it play? <text:span text:style-name="T1">---</text:span></text:p>
      <text:p text:style-name="P1"/>
      <text:h text:style-name="Heading_20_3" text:outline-level="3">How the Character is Involved in the Story </text:h>
      <text:p text:style-name="P3">Character's role in the novel (main character? hero? heroine? Romantic interest? Etc.): <text:span text:style-name="T15">MC</text:span></text:p>
      <text:p text:style-name="P3">Scene where character first appears: <text:span text:style-name="T15">Alle</text:span></text:p>
      <text:p text:style-name="P3">Relationships with other characters: <text:span text:style-name="T1">---</text:span></text:p>
      <text:p text:style-name="P3"/>
      <text:p text:style-name="P6">(Describe relationship with this character and changes to relationship over the course of the novel).</text:p>
      <text:p text:style-name="P3">1. Character's Name:</text:p>
      <text:p text:style-name="P3"/>
      <text:p text:style-name="P3"/>
      <text:p text:style-name="P3"/>
      <text:p text:style-name="P3"><text:soft-page-break/>2. Character's Name:</text:p>
      <text:p text:style-name="P3"/>
      <text:p text:style-name="P3"/>
      <text:p text:style-name="P3"/>
      <text:p text:style-name="P3">3. Character's Name:</text:p>
      <text:p text:style-name="P3"/>
      <text:p text:style-name="P3"/>
      <text:p text:style-name="P3"/>
      <text:p text:style-name="P3">4. Character's Name:</text:p>
      <text:p text:style-name="P1"/>
      <text:p text:style-name="P1"/>
      <text:p text:style-name="P1"/>
      <text:p text:style-name="P3">How character is different at the end of the novel from when the novel began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dditional Notes on This Charact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9:14:49.473000000</meta:creation-date>
    <dc:date>2014-12-08T20:06:37.600000000</dc:date>
    <meta:editing-duration>PT21M2S</meta:editing-duration>
    <meta:editing-cycles>14</meta:editing-cycles>
    <meta:generator>LibreOffice/4.3.0.4$Windows_x86 LibreOffice_project/62ad5818884a2fc2e5780dd45466868d41009ec0</meta:generator>
    <meta:document-statistic meta:table-count="0" meta:image-count="0" meta:object-count="0" meta:page-count="3" meta:paragraph-count="88" meta:word-count="543" meta:character-count="3923" meta:non-whitespace-character-count="3461"/>
  </office:meta>
</office:document-meta>
</file>